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Times New Roman1" style:text-underline-style="solid" style:text-underline-width="auto" style:text-underline-color="font-color"/>
    </style:style>
    <style:style style:name="T4" style:family="text">
      <style:text-properties style:font-name="Times New Roman" style:text-underline-style="solid" style:text-underline-width="auto" style:text-underline-color="font-color"/>
    </style:style>
    <style:style style:name="T5" style:family="text">
      <style:text-properties style:font-name="Times New Roman" style:text-underline-style="none"/>
    </style:style>
    <style:style style:name="T6" style:family="text">
      <style:text-properties style:text-line-through-style="solid" style:font-name="Times New Roman" style:text-underline-style="none"/>
    </style:style>
    <style:style style:name="T7" style:family="text">
      <style:text-properties style:text-line-through-style="none"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0FF8_9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0, FF 8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November 1889</text:p>
      <text:p text:style-name="P5">Month<text:tab/><text:tab/><text:tab/><text:tab/><text:tab/><text:tab/>November</text:p>
      <text:p text:style-name="P5">Year<text:tab/><text:tab/><text:tab/><text:tab/><text:tab/><text:tab/>1889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9</text:p>
      <text:p text:style-name="P5">Number of Sheets<text:tab/><text:tab/><text:tab/><text:tab/>3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Front Cover]</text:p>
      <text:p text:style-name="P3">[Note: The number "123" is written in pencil and circled in the top right corner of the page.]</text:p>
      <text:p text:style-name="P3"/>
      <text:p text:style-name="P2">On the explosion next door to the/</text:p>
      <text:p text:style-name="P2">Synagogue Nov.(/)89/</text:p>
      <text:p text:style-name="P3"/>
      <text:p text:style-name="P3">[Page 1]</text:p>
      <text:p text:style-name="P3"><text:tab/>It must have been in the year 1858, or there-/about, that in a lecture aiming to influence the/ <text:span text:style-name="T2">Mickv</text:span><text:span text:style-name="T3">é</text:span><text:span text:style-name="T4"> Israel</text:span><text:span text:style-name="T5"> Congregation in a special direction,/ I instanced as an illustration of my topic King David. <text:s/>I/ showed how the man destined to exchange the/ shepherd's crook for a royal sceptre, thankful/ because of the success he had personally met,/ and of the victories he had achieved in behalf/ of his nation, wished tangibly to prove his gra-/-titude to the Disposer of human events./ <text:s/>He had built for himself a spacious habitation/ suiting royalty, but the place of God's wor-/-ship was still very plain and of small di-/-mensions. <text:s/>The son of Jesse lamented that the/ ark in which the ten commandments were/ enshrined, had only a pavilion for its dwelling,/ while he, who owed his elevation to the hea-/-venly author of those commandments, moved/ at ease in a palatial mansion. <text:s/>Fain would/ the recipient of Divine favors have raised/ a stately structure in honor of the Most High,/</text:span></text:p>
      <text:p text:style-name="P3"><text:span text:style-name="T5"/></text:p>
      <text:p text:style-name="P3"><text:span text:style-name="T5">[Page 2]</text:span></text:p>
      <text:p text:style-name="P3"><text:span text:style-name="T5">had not Nathan the prophet dissuaded/ him and promised the fulfilment[sic!] of his/ heart's desire by means of his progeny. <text:s/>Impelled/ by that Biblical example, I drew the at-/-tention of my hearers to the </text:span><text:soft-page-break/><text:span text:style-name="T5">fact that not a/ few among them had risen from lowliness/ to affluence, and that in a like manner as David,/ they had reared for their comfort commodious/ homes, while their house of prayer had </text:span><text:span text:style-name="T6">remained</text:span><text:span text:style-name="T7"> continued/ for over three quarters of a century in a spot/ which time and surroundings had rendered un-/-fit for the holy purpose. <text:s/>Naturally, some/ of the elderly members of this Congregation--/most of whom have been since summoned away/ from earth--deprecated the scheme of a removal which I </text:span><text:span text:style-name="T6">ad-</text:span><text:span text:style-name="T7">/</text:span><text:span text:style-name="T6">-vocated</text:span><text:span text:style-name="T7"> urged. <text:s/>To the Cherry St. Synagogue, their/ parents had taken them in the days of child-/-hood; within its walls they were first called/ to the Law upon reaching their religious ma-/-jority; round the humble building whose/ remains we have preserved and put beneath/ this structure, clustered many reminiscences/</text:span></text:p>
      <text:p text:style-name="P3"><text:span text:style-name="T7"/></text:p>
      <text:p text:style-name="P3"><text:span text:style-name="T7">[Page 3]</text:span></text:p>
      <text:p text:style-name="P3"><text:span text:style-name="T7">sacredly joyful, or devotionally sad. <text:s/>It/ pained some of our men and women to leave that/ building, and I sympathised[sic!] with their feel-/-ings. <text:s/>But the necessity for a </text:span><text:span text:style-name="T6">removal</text:span><text:span text:style-name="T7"> change became/ imperative. <text:s/>All know the issue. <text:s/>In May of/ 1859, the corner stone of this comely edifice/ was laid, and in June of 1860, it was dedicated/ to the glory of Israel's God. <text:s/>At </text:span><text:span text:style-name="T6">a</text:span><text:span text:style-name="T7"> an early stage/ of its </text:span><text:span text:style-name="T6">early</text:span><text:span text:style-name="T7"> history, when the needs thereof/ were not adequately supplied, and I inef-/-fectually </text:span><text:span text:style-name="T6">urged</text:span><text:span text:style-name="T7"> preached a liberal policy in order to/ free it from humiliating encumbrances, a female/ friend of mine to whom I expressed my regrets,/ charged me with having occasioned what I com-/-plained of. <text:s/>That good Jewess was already/ advanced in years, and she had parted reluc-/-tantly with the old Synagogue; hence her reproof at the mention of our financial decline. <text:s/>Moreover,/ it must be admitted that although the edifice/ we erected here, exceeds the former by far in ele-/-gance and imposingness, the improvement in the/ locality was not very perceptible. <text:s/>It was scarcely/</text:span></text:p>
      <text:p text:style-name="P3"><text:span text:style-name="T7"/></text:p>
      <text:p text:style-name="P3"><text:span text:style-name="T7">[Page 4]</text:span></text:p>
      <text:p text:style-name="P6"><text:span text:style-name="T5">perceptible</text:span><text:span text:style-name="T7"> appreciable from the start. <text:s/>Our representatives/ who chose it, understood well its object-/-ionable points, but they considered the spot/ central, and accessible to our congregants,/ both North and South of our city. <text:s/>How/ the Hebrew population of Philadelphia has/ spread during the period that we have/ met here to worship, all can easily see./ <text:s/>The idea which prompted the selection has not/ had therefore a full realization. <text:s/>That we/ hold our own, and that, with rare exceptions,/ we miss the legal number to perform Divine/ services at other times and hours besides the/ mornings of Sabbaths and holidays, is indeed/ a source of gratulation. <text:s/>But if happily,/ despite drawbacks, our number has not/ diminished, the surroundings of our house/ of prayer have deteriorated beyond what/ might have been originally anticipated./ <text:s/>Where dwellings stood, factories have sprung/ up. <text:s/>We are almost encompassed by them./ <text:s/>It was to protect ourselves from a noise/</text:span></text:p>
      <text:p text:style-name="P6"><text:span text:style-name="T7"/></text:p>
      <text:p text:style-name="P6"><text:span text:style-name="T7">[Page 5]</text:span></text:p>
      <text:p text:style-name="P6"><text:span text:style-name="T7">which made the voice of the speaker nearly/ inaudible, that we raised a brick wall/ on the Northern side at a considerable expense/ which we could then ill afford, and we regret-/-fully darkened in a measure our own building. <text:s/>But if/ we shielded ourselves thus, </text:span><text:span text:style-name="T5">in a measure,</text:span><text:span text:style-name="T7"> from/ an unpleasant neighbor, we could not ward/ off a greater evil that has already twice/ threatened us with severe consequences. <text:s/>A/ year ago, on a Sabbath day, an explosion/ of some combustible materials, shook this edi-/-fice, while I was reading the Law, causing a/ panic, which I could hardly check./ <text:s/>Fortunately, no harm befell us, but where the/ accident happened one person was fatally/ </text:span><text:span text:style-name="T5">wounded</text:span><text:span text:style-name="T7"> injured. <text:s/>Last Monday afternoon the same/ occurrence, in a more serious form, was attended/ with sorrowful results. <text:s/>Our city papers have/ reported it in details. <text:s/>I will not distress my hear-/-ers by an account of a painful nature,/ but the interests of our Sanctuary and the safety/ of those who worship therein demand of us/</text:span></text:p>
      <text:p text:style-name="P6"><text:span text:style-name="T7"/></text:p>
      <text:p text:style-name="P6"><text:span text:style-name="T7">[Page 6]</text:span></text:p>
      <text:p text:style-name="P6"><text:span text:style-name="T7">prompt action. <text:s/>We cannot prevent the/ rattling of cable cars, or the hammering on wood/ and stone, </text:span><text:soft-page-break/><text:span text:style-name="T7">disturbing us particularly in summer/ when </text:span><text:span text:style-name="T5">our</text:span><text:span text:style-name="T7"> doors &amp; windows are open, but we must guard/ against what may shatter our building and/ imperil our lives. <text:s/>Upon hearing of the me-/-lancholy event, I lost no time to seek our/ acting President and urge that he will consult/ municipal authorities and ask the perempt-/-ory removal of too dangerous a laboratory next/ to our Synagogue. <text:s/>We are not prepared/ to leave it, because some ones, recklessly/ and unpardonably, use explosive substances but it is/ the bounden duty of the Mayor of Philadelphia/ to make our conventions on this spot free/ from the least danger. <text:s/>I have deemed/ it advisable to refer to the subject, in the/ hope that any one in our religious body weild-/-ing influence may exercise it to aid our re-/presentative in bringing about the immediate/ removal of an object likely to spread destruction./</text:span></text:p>
      <text:p text:style-name="P6"><text:span text:style-name="T7"/></text:p>
      <text:p text:style-name="P6"><text:span text:style-name="T7">[Page 7]</text:span></text:p>
      <text:p text:style-name="P6"><text:span text:style-name="T7">I am aware that in the mind of some of my/ constituents, the speediest way to rid ourselves/ of annoyances, </text:span><text:span text:style-name="T5">is</text:span><text:span text:style-name="T7"> would be to quit these premises and/ build a synagogue in a more eligible locality./ <text:s/>But were the suggestion even feasible, I still/ would not be prepared to advocate its acceptance./ <text:s/>I am free to confess that I apprehend a/ change of place, which may force or foist/ in a change breeding disunion, and divesting/ this congregation of its venerable aspect./ <text:s/>Very night thirty years have passed over our/ heads peacefully, if not prosperously from a/ material point of view, since we entered this/ minor sanctuary with psalmody. <text:s/>Notwith-/-standing that our services are capable of impro-/-vement in several instances, </text:span><text:span text:style-name="T5">nevertheless</text:span><text:span text:style-name="T7">/ I may presume to say that conservatism,/ looking to the maintenance of our faith, through/ faithful instruction, has continued to be our aim./ <text:s/>We might have accomplished more with larger/ means at our command, but the activity of/ some of our men and women in the line of a/</text:span></text:p>
      <text:p text:style-name="P6"><text:span text:style-name="T7"/></text:p>
      <text:p text:style-name="P6"><text:span text:style-name="T7">[Page 8]</text:span></text:p>
      <text:p text:style-name="P6"><text:span text:style-name="T7">sensible progress has not abated. <text:s/>I do/ not feel certain that the changes which I fear/ would benefit those whom we wish to elevate,/ but </text:span><text:span text:style-name="T5">certain</text:span><text:span text:style-name="T7"> sure I am that innovations would create/ difficulties which we have hitherto successfully/ avoided. <text:s/>But independent of ritual con-/-siderations, I would deeply lament a repetition/ of what I remonstrated against at the time of/ the raising of this structure. <text:s/>For I have always/ contended that the only method to pursue in/ erecting a house of God, is to be able in all/ honesty to inscribe upon each stone and brick thereof,/ "This belongs to the Lord". <text:s/>Experience should/ teach us, besides, how an opposite course might/ drag us to the verge of dissolution. <text:s/>For whatever/ be our shortcomings congregationally, we would/ never repudiate our indebtedness to individuals/ any more than to corporations, or compel the abandonment of one's just claims, to relieve our burden. <text:s/>Rather/ disperse than hold together as a religious orga-/nization by irreligious means; by the violation/ of the eighth commandment of the Decalogue./</text:span></text:p>
      <text:p text:style-name="P6"><text:span text:style-name="T7"/></text:p>
      <text:p text:style-name="P6"><text:span text:style-name="T7">[Page 9]</text:span></text:p>
      <text:p text:style-name="P6"><text:span text:style-name="T7">No: we are not ready to part with/ this holy edifice, though its environments/ detract of its imposingness, but we must/ use every endeavour to let our devotion-/-al gatherings remain undisturbed, for/ to worship God tranquilly is our right, as/ law abiding citizens of the commonwealth/ of Pennsylvania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8-15T13:06:52.27</meta:creation-date>
    <dc:date>2012-08-15T14:03:43.07</dc:date>
    <dc:creator>Penn Libraries</dc:creator>
    <meta:editing-duration>PT00H01M36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4" meta:paragraph-count="82" meta:word-count="1591" meta:character-count="9927"/>
  </office:meta>
</office:document-meta>
</file>